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1" fo:font-size="12pt" fo:language="pt" fo:country="BR" officeooo:rsid="00087f79" officeooo:paragraph-rsid="00087f79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1" fo:font-size="12pt" officeooo:rsid="00087f79" officeooo:paragraph-rsid="00087f79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1" fo:font-size="12pt" officeooo:rsid="00087f79" officeooo:paragraph-rsid="00087f79" style:font-size-asian="12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2pt" officeooo:rsid="0009cdbe" officeooo:paragraph-rsid="0009cdbe" style:font-size-asian="12pt" style:font-size-complex="12pt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officeooo:paragraph-rsid="000b02b6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officeooo:paragraph-rsid="000cb75a"/>
    </style:style>
    <style:style style:name="P7" style:family="paragraph" style:parent-style-name="Standard" style:list-style-name="L4">
      <style:paragraph-properties fo:line-height="150%" fo:text-align="justify" style:justify-single-word="false"/>
      <style:text-properties officeooo:paragraph-rsid="000cebdd"/>
    </style:style>
    <style:style style:name="P8" style:family="paragraph" style:parent-style-name="Standard" style:list-style-name="L6">
      <style:paragraph-properties fo:line-height="150%" fo:text-align="justify" style:justify-single-word="false"/>
      <style:text-properties officeooo:paragraph-rsid="000d4497"/>
    </style:style>
    <style:style style:name="P9" style:family="paragraph" style:parent-style-name="Standard">
      <style:paragraph-properties fo:line-height="150%" fo:text-align="justify" style:justify-single-word="false"/>
      <style:text-properties fo:font-size="12pt" officeooo:paragraph-rsid="00087f79" style:font-size-asian="12pt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fo:font-size="12pt" fo:language="en" fo:country="US" fo:font-weight="normal" officeooo:rsid="000f82c7" officeooo:paragraph-rsid="000f82c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font-size="12pt" fo:language="en" fo:country="US" fo:font-weight="normal" officeooo:rsid="000f82c7" officeooo:paragraph-rsid="0014710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officeooo:paragraph-rsid="000cb75a"/>
    </style:style>
    <style:style style:name="P13" style:family="paragraph" style:parent-style-name="Standard">
      <style:paragraph-properties fo:line-height="100%" fo:text-align="justify" style:justify-single-word="false"/>
      <style:text-properties officeooo:paragraph-rsid="000cebdd"/>
    </style:style>
    <style:style style:name="P14" style:family="paragraph" style:parent-style-name="Standard" style:list-style-name="L6">
      <style:paragraph-properties fo:line-height="100%" fo:text-align="justify" style:justify-single-word="false"/>
      <style:text-properties officeooo:paragraph-rsid="000d4497"/>
    </style:style>
    <style:style style:name="P15" style:family="paragraph" style:parent-style-name="Standard">
      <style:paragraph-properties fo:line-height="100%" fo:text-align="justify" style:justify-single-word="false"/>
      <style:text-properties officeooo:paragraph-rsid="000d4497"/>
    </style:style>
    <style:style style:name="P16" style:family="paragraph" style:parent-style-name="Standard">
      <style:paragraph-properties fo:line-height="100%" fo:text-align="start" style:justify-single-word="false"/>
      <style:text-properties officeooo:paragraph-rsid="000f82c7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0147109"/>
    </style:style>
    <style:style style:name="P18" style:family="paragraph" style:parent-style-name="Standard">
      <style:paragraph-properties fo:line-height="100%" fo:text-align="justify" style:justify-single-word="false"/>
      <style:text-properties officeooo:rsid="000f2152" officeooo:paragraph-rsid="000d4497"/>
    </style:style>
    <style:style style:name="P19" style:family="paragraph" style:parent-style-name="Standard">
      <style:paragraph-properties fo:line-height="100%" fo:text-align="start" style:justify-single-word="false"/>
      <style:text-properties fo:font-size="14pt" fo:language="pt" fo:country="BR" fo:font-weight="bold" officeooo:rsid="000f2152" officeooo:paragraph-rsid="000f2152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fo:language="en" fo:country="US" officeooo:rsid="0011594f" officeooo:paragraph-rsid="0011594f"/>
    </style:style>
    <style:style style:name="P21" style:family="paragraph" style:parent-style-name="Standard">
      <style:paragraph-properties fo:line-height="100%" fo:text-align="start" style:justify-single-word="false"/>
      <style:text-properties fo:language="en" fo:country="US" officeooo:rsid="0011594f" officeooo:paragraph-rsid="00147109"/>
    </style:style>
    <style:style style:name="T1" style:family="text">
      <style:text-properties fo:language="pt" fo:country="BR"/>
    </style:style>
    <style:style style:name="T2" style:family="text">
      <style:text-properties style:font-name="Arial1"/>
    </style:style>
    <style:style style:name="T3" style:family="text">
      <style:text-properties style:font-name="Arial1" fo:language="pt" fo:country="BR"/>
    </style:style>
    <style:style style:name="T4" style:family="text">
      <style:text-properties style:font-name="Arial1" fo:language="pt" fo:country="BR" officeooo:rsid="00087f79"/>
    </style:style>
    <style:style style:name="T5" style:family="text">
      <style:text-properties style:font-name="Arial1" fo:language="pt" fo:country="BR" officeooo:rsid="000f82c7"/>
    </style:style>
    <style:style style:name="T6" style:family="text">
      <style:text-properties style:font-name="Arial1" fo:language="pt" fo:country="BR" officeooo:rsid="000f84a7"/>
    </style:style>
    <style:style style:name="T7" style:family="text">
      <style:text-properties style:font-name="Arial1" fo:language="pt" fo:country="BR" fo:font-weight="bold" officeooo:rsid="000f84a7" style:font-weight-asian="bold" style:font-weight-complex="bold"/>
    </style:style>
    <style:style style:name="T8" style:family="text">
      <style:text-properties style:font-name="Arial1" fo:font-size="12pt" fo:language="pt" fo:country="BR" officeooo:rsid="0009cdbe" style:font-size-asian="12pt" style:font-size-complex="12pt"/>
    </style:style>
    <style:style style:name="T9" style:family="text">
      <style:text-properties style:font-name="Arial1" fo:font-size="12pt" fo:language="pt" fo:country="BR" fo:font-style="italic" officeooo:rsid="000cb75a" style:font-size-asian="12pt" style:font-style-asian="italic" style:font-size-complex="12pt" style:font-style-complex="italic"/>
    </style:style>
    <style:style style:name="T10" style:family="text">
      <style:text-properties style:font-name="Arial1" fo:font-size="12pt" fo:language="pt" fo:country="BR" fo:font-style="normal" officeooo:rsid="0009cdbe" style:font-size-asian="12pt" style:font-style-asian="normal" style:font-size-complex="12pt" style:font-style-complex="normal"/>
    </style:style>
    <style:style style:name="T11" style:family="text">
      <style:text-properties style:font-name="Arial1" fo:font-size="12pt" fo:language="pt" fo:country="BR" fo:font-style="normal" officeooo:rsid="000cb75a" style:font-size-asian="12pt" style:font-style-asian="normal" style:font-size-complex="12pt" style:font-style-complex="normal"/>
    </style:style>
    <style:style style:name="T12" style:family="text">
      <style:text-properties style:font-name="Arial1" fo:font-size="12pt" fo:language="pt" fo:country="BR" fo:font-style="normal" officeooo:rsid="000cebdd" style:font-size-asian="12pt" style:font-style-asian="normal" style:font-size-complex="12pt" style:font-style-complex="normal"/>
    </style:style>
    <style:style style:name="T13" style:family="text">
      <style:text-properties style:font-name="Arial1" fo:font-size="12pt" fo:language="pt" fo:country="BR" fo:font-style="normal" officeooo:rsid="00087f79" style:font-size-asian="12pt" style:font-style-asian="normal" style:font-size-complex="12pt" style:font-style-complex="normal"/>
    </style:style>
    <style:style style:name="T14" style:family="text">
      <style:text-properties style:font-name="Arial1" fo:font-size="12pt" fo:language="en" fo:country="US" fo:font-style="normal" officeooo:rsid="0009cdbe" style:font-size-asian="12pt" style:font-style-asian="normal" style:font-size-complex="12pt" style:font-style-complex="normal"/>
    </style:style>
    <style:style style:name="T15" style:family="text">
      <style:text-properties style:font-name="Arial1" fo:font-size="12pt" fo:language="en" fo:country="US" fo:font-style="normal" officeooo:rsid="000b02b6" style:font-size-asian="12pt" style:font-style-asian="normal" style:font-size-complex="12pt" style:font-style-complex="normal"/>
    </style:style>
    <style:style style:name="T16" style:family="text">
      <style:text-properties style:font-name="Arial1" fo:font-size="12pt" fo:language="en" fo:country="US" fo:font-style="normal" style:text-underline-style="none" officeooo:rsid="000b02b6" style:font-size-asian="12pt" style:font-style-asian="normal" style:font-size-complex="12pt" style:font-style-complex="normal"/>
    </style:style>
    <style:style style:name="T17" style:family="text">
      <style:text-properties style:font-name="Arial1" fo:font-size="12pt" fo:language="en" fo:country="US" officeooo:rsid="000d4497" style:font-size-asian="12pt" style:font-size-complex="12pt"/>
    </style:style>
    <style:style style:name="T18" style:family="text">
      <style:text-properties style:font-name="Arial1" fo:font-size="12pt" fo:language="en" fo:country="US" fo:font-weight="normal" officeooo:rsid="000f82c7" style:font-size-asian="10.5pt" style:font-weight-asian="normal" style:font-size-complex="12pt" style:font-weight-complex="normal"/>
    </style:style>
    <style:style style:name="T19" style:family="text">
      <style:text-properties style:font-name="Arial1" fo:font-size="12pt" style:font-size-asian="12pt" style:font-size-complex="12pt"/>
    </style:style>
    <style:style style:name="T20" style:family="text">
      <style:text-properties style:font-name="Arial1" fo:font-size="12pt" officeooo:rsid="000d4497" style:font-size-asian="12pt" style:font-size-complex="12pt"/>
    </style:style>
    <style:style style:name="T21" style:family="text">
      <style:text-properties style:font-name="Arial1" fo:font-style="italic" style:font-style-asian="italic" style:font-style-complex="italic"/>
    </style:style>
    <style:style style:name="T22" style:family="text">
      <style:text-properties style:font-name="Arial1" fo:font-style="italic" officeooo:rsid="000d4497" style:font-style-asian="italic" style:font-style-complex="italic"/>
    </style:style>
    <style:style style:name="T23" style:family="text">
      <style:text-properties style:font-name="Arial1" fo:font-style="italic" fo:font-weight="bold" style:font-weight-asian="bold" style:font-weight-complex="bold"/>
    </style:style>
    <style:style style:name="T24" style:family="text">
      <style:text-properties style:font-name="Arial1" fo:font-style="italic" fo:font-weight="normal" style:font-weight-asian="normal" style:font-weight-complex="normal"/>
    </style:style>
    <style:style style:name="T25" style:family="text">
      <style:text-properties style:font-name="Arial1" officeooo:rsid="000d4497"/>
    </style:style>
    <style:style style:name="T26" style:family="text">
      <style:text-properties style:font-name="Arial1" fo:font-weight="bold" style:font-weight-asian="bold" style:font-weight-complex="bold"/>
    </style:style>
    <style:style style:name="T27" style:family="text">
      <style:text-properties style:font-name="Arial1" fo:font-weight="bold" officeooo:rsid="000f84a7" style:font-weight-asian="bold" style:font-weight-complex="bold"/>
    </style:style>
    <style:style style:name="T28" style:family="text">
      <style:text-properties style:font-name="Arial1" officeooo:rsid="000f82c7"/>
    </style:style>
    <style:style style:name="T29" style:family="text">
      <style:text-properties style:font-name="Arial1" officeooo:rsid="000f84a7"/>
    </style:style>
    <style:style style:name="T30" style:family="text">
      <style:text-properties style:font-name="Arial1"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ITUTO FEDERAL GOIANO – CAMPUS MORRINHOS</text:p>
      <text:p text:style-name="P1">Curso Bacharelado em Ciência da Computação</text:p>
      <text:p text:style-name="P9"><text:span text:style-name="T4">Prática de Laboratório de Pesquisa – TC Parte 1 -</text:span><text:span text:style-name="T2"> 1º Sem /2024</text:span></text:p>
      <text:p text:style-name="P3">Profª Ana Maria Martins Carvalho</text:p>
      <text:p text:style-name="P3"><text:span text:style-name="T2"/></text:p>
      <text:p text:style-name="P2">Atividade EXTRA 1 – <text:span text:style-name="T1">Citações e Referências</text:span></text:p>
      <text:p text:style-name="P3"><text:span text:style-name="T1"/></text:p>
      <text:p text:style-name="P3"><text:span text:style-name="T1">Nome do aluno: Rafael Quintino Fonseca Guimarães.</text:span></text:p>
      <text:p text:style-name="P3"><text:span text:style-name="T1"/></text:p>
      <text:p text:style-name="P4"><text:span text:style-name="T1">Citações</text:span></text:p>
      <text:p text:style-name="P3"><text:span text:style-name="T1"/></text:p>
      <text:list text:style-name="L1">
        <text:list-item>
          <text:p text:style-name="P5"><text:span text:style-name="T15">De acordo com</text:span><text:span text:style-name="T10"> Martin</text:span><text:span text:style-name="T14"> </text:span><text:span text:style-name="T15">(2009, p. 41 apud </text:span><text:span text:style-name="T16">Zawadzka </text:span><text:span text:style-name="T8">2018),</text:span><text:span text:style-name="Emphasis"><text:span text:style-name="T10"><text:line-break/>“Quando lemos uma função, estamos acostumados com a ideia de que a informação entra na função por meio dos argumentos e sai através do valor de retorno. Normalmente, não esperamos que a informação saia através dos argumentos.”</text:span></text:span><text:span text:style-name="Emphasis"><text:span text:style-name="T11">;</text:span></text:span></text:p>
        </text:list-item>
        <text:list-item>
          <text:p text:style-name="P6"><text:span text:style-name="Emphasis"><text:span text:style-name="T11">Nesse sentido, Khder (2021) explica que:</text:span></text:span></text:p>
        </text:list-item>
      </text:list>
      <text:p text:style-name="P12"><text:span text:style-name="Emphasis"><text:span text:style-name="T11"><text:tab/><text:tab/>“Como o </text:span></text:span><text:span text:style-name="Emphasis"><text:span text:style-name="T9">Python</text:span></text:span><text:span text:style-name="Emphasis"><text:span text:style-name="T11"> é uma linguagem popular, significa que se você tiver uma <text:tab/><text:tab/><text:tab/>comunidade grande que possa ajudá-lo caso enfrente algum problema ou <text:tab/><text:tab/><text:tab/>questão, se você tiver um problema durante sua programação, é bastante <text:tab/><text:tab/><text:tab/>provável que alguém mais já tenha tido o mesmo problema e o tenha resolvido <text:tab/><text:tab/><text:tab/>em algum lugar </text:span></text:span><text:span text:style-name="Emphasis"><text:span text:style-name="T9">online</text:span></text:span><text:span text:style-name="Emphasis"><text:span text:style-name="T11">. Isso não é exclusivo do </text:span></text:span><text:span text:style-name="Emphasis"><text:span text:style-name="T9">Python</text:span></text:span><text:span text:style-name="Emphasis"><text:span text:style-name="T11">, mas sua acessibilidade <text:tab/><text:tab/><text:tab/>e popularidade de longa data resultaram em uma das maiores e mais <text:tab/><text:tab/><text:tab/><text:tab/>diversificadas comunidades de usuários entre as principais linguagens de <text:tab/><text:tab/><text:tab/>programação atualmente.”</text:span></text:span></text:p>
      <text:p text:style-name="P12"><text:span text:style-name="Emphasis"><text:span text:style-name="T11"/></text:span></text:p>
      <text:list text:style-name="L4">
        <text:list-item>
          <text:p text:style-name="P7"><text:span text:style-name="Emphasis"><text:span text:style-name="T12">Segundo </text:span></text:span><text:span text:style-name="Emphasis"><text:span text:style-name="T11">Cohen </text:span></text:span><text:span text:style-name="Emphasis"><text:span text:style-name="T12">e Hunter (2008), explicando a aplicação de mineração de texto na área da saúde e biomedicina:</text:span></text:span></text:p>
        </text:list-item>
      </text:list>
      <text:p text:style-name="P13"><text:span text:style-name="Emphasis"><text:span text:style-name="T13"><text:tab/><text:tab/>“Mineração de texto é o uso de métodos automatizados para explorar a enorme <text:tab/><text:tab/>quantidade de conhecimento disponível na literatura biomédica. Existem pelo <text:tab/><text:tab/><text:tab/>menos tantas motivações para se fazer mineração de texto quanto tipos de<text:tab/><text:tab/><text:tab/></text:span></text:span><text:span text:style-name="Emphasis"><text:span text:style-name="T12">c</text:span></text:span><text:span text:style-name="Emphasis"><text:span text:style-name="T13">ientistas biológicos. Curadores de bancos de dados de organismos modelo <text:tab/><text:tab/><text:tab/>têm sido participantes ativos no desenvolvimento do campo devido à sua <text:tab/><text:tab/><text:tab/>necessidade de processar um grande número de publicações para preencher <text:tab/><text:tab/><text:tab/>os vários campos de dados para <text:tab/>cada gene em sua espécie de interesse.”</text:span></text:span></text:p>
      <text:p text:style-name="P13"><text:span text:style-name="Emphasis"><text:span text:style-name="T13"/></text:span></text:p>
      <text:list text:style-name="L6">
        <text:list-item>
          <text:p text:style-name="P8"><text:span text:style-name="T17">Conforme </text:span><text:span text:style-name="T19">El-Sappagh, Hendawi </text:span><text:span text:style-name="T20">e </text:span><text:span text:style-name="T19">Bastawissy </text:span><text:span text:style-name="T20">(2011), “u</text:span><text:span text:style-name="T2">m</text:span><text:span text:style-name="T21"> </text:span><text:span text:style-name="T22">data warehouse</text:span><text:span text:style-name="T21"> (DW)</text:span><text:span text:style-name="T2"> é um conjunto de tecnologias que visa capacitar o tomador de decisão a realizar escolhas melhores e mais rápidas.</text:span><text:span text:style-name="T20">”</text:span></text:p>
        </text:list-item>
        <text:list-item>
          <text:p text:style-name="P8"><text:soft-page-break/><text:span text:style-name="T20">De acordo com </text:span><text:span text:style-name="T19">Lewis </text:span><text:span text:style-name="T20">et al. (2019):</text:span></text:p>
          <text:list>
            <text:list-item>
              <text:list>
                <text:list-header>
                  <text:p text:style-name="P14"><text:span text:style-name="T20">"BART é um autoencoder de denoising que mapeia um documento corrompido de volta ao documento original do qual ele foi derivado. Ele é implementado como um modelo sequencial para sequencial com um codificador bidirecional sobre o texto corrompido e um decodificador autoregressivo da esquerda para a direita. Para o pré-treinamento, otimizamos a verosimilhança negativa do log do documento original." </text:span></text:p>
                </text:list-header>
              </text:list>
            </text:list-item>
          </text:list>
        </text:list-item>
      </text:list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oft-page-break/><text:span text:style-name="T20"/></text:p>
      <text:p text:style-name="P18"><text:span text:style-name="T20"><text:tab/><text:tab/></text:span></text:p>
      <text:p text:style-name="P19"><text:span text:style-name="T25">R</text:span><text:span text:style-name="T2">eferências</text:span></text:p>
      <text:p text:style-name="P19"><text:span text:style-name="T2"/></text:p>
      <text:p text:style-name="P17"><text:span text:style-name="T29">Cohen, K. Bretonnel, and Lawrence Hunter. </text:span><text:span text:style-name="T27">"Getting started in text mining."</text:span><text:span text:style-name="T29"> PLoS computational biology 4.1 (2008): e20. </text:span></text:p>
      <text:p text:style-name="P17"><text:span text:style-name="T29"/></text:p>
      <text:p text:style-name="P21"><text:span text:style-name="T29">El-Sappagh, Shaker H. Ali, Abdeltawab M. Ahmed Hendawi, and Ali Hamed El Bastawissy. </text:span><text:span text:style-name="T27">"A proposed model for data warehouse ETL processes." </text:span><text:span text:style-name="T29">Journal of King Saud University-Computer and Information Sciences 23.2 (2011): 91-104. </text:span></text:p>
      <text:p text:style-name="P21"><text:span text:style-name="T29"/></text:p>
      <text:p text:style-name="P11"><text:span text:style-name="T29">Lewis, Mike, et al. </text:span><text:span text:style-name="T27">"Bart: Denoising sequence-to-sequence pre-training for natural language generation, translation, and comprehension."</text:span><text:span text:style-name="T29"> arXiv preprint arXiv:1910.13461 (2019). </text:span></text:p>
      <text:p text:style-name="P11"><text:span text:style-name="T29"/></text:p>
      <text:p text:style-name="P17"><text:span text:style-name="T29">Khder, Moaiad Ahmad. "</text:span><text:span text:style-name="T27">Web scraping or web crawling: State of art, techniques, approaches and application.</text:span><text:span text:style-name="T29">" International Journal of Advances in Soft Computing &amp; Its Applications 13.3 (2021). </text:span></text:p>
      <text:p text:style-name="P17"><text:span text:style-name="T29"/></text:p>
      <text:p text:style-name="P16"><text:span text:style-name="T2">Zawadzka, A. (2024, April 1). </text:span><text:span text:style-name="T26">Pandas: From Messy to Beautiful</text:span><text:span text:style-name="T2"> - </text:span><text:span text:style-name="T30">towards data science. </text:span><text:span text:style-name="T24">Medium</text:span><text:span text:style-name="T2">. </text:span><text:span text:style-name="T28">Disponível em &lt;</text:span><text:a xlink:type="simple" xlink:href="https://medium.com/towards-data-science/pandas-from-messy-to-beautiful-b03b0c32f767" text:style-name="Internet_20_link" text:visited-style-name="Visited_20_Internet_20_Link"><text:span text:style-name="T3">https://medium.com/towards-data-science/pandas-from-messy-to-beautiful-b03b0c32f767</text:span></text:a><text:span text:style-name="T3">&gt;</text:span><text:span text:style-name="T2">. </text:span><text:span text:style-name="T28">Acess</text:span><text:span text:style-name="T5">ado</text:span><text:span text:style-name="T28"> em: 01 </text:span><text:span text:style-name="T5">de Abr. </text:span><text:span text:style-name="T28">2024.</text:span></text:p>
      <text:p text:style-name="P16"><text:span text:style-name="T2"/></text:p>
      <text:p text:style-name="P16"><text:span text:style-name="T6"/></text:p>
      <text:p text:style-name="P16"><text:span text:style-name="T6"/></text:p>
      <text:p text:style-name="P20"><text:span text:style-name="T29"/></text:p>
      <text:p text:style-name="P20"><text:span text:style-name="T29"/></text:p>
      <text:p text:style-name="P10"><text:span text:style-name="T2"/></text:p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1T15:44:24.577000000</meta:creation-date>
    <dc:date>2024-04-01T22:04:33.692000000</dc:date>
    <meta:editing-duration>PT40M25S</meta:editing-duration>
    <meta:editing-cycles>12</meta:editing-cycles>
    <meta:generator>LibreOffice/24.2.0.3$Windows_X86_64 LibreOffice_project/da48488a73ddd66ea24cf16bbc4f7b9c08e9bea1</meta:generator>
    <meta:document-statistic meta:table-count="0" meta:image-count="0" meta:object-count="0" meta:page-count="3" meta:paragraph-count="22" meta:word-count="495" meta:character-count="3372" meta:non-whitespace-character-count="2850"/>
  </office:meta>
</office:document-meta>
</file>